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StateTests.testPopulatedNested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pressionStateTests.testActiveC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pressionStateTests.testNoVariableInter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ressionStateTests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StateTests.testTyp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StateTests.testPopulatedNestedScop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pressionStateTests.tes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pressionStateTests.tes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StateTests.testLoca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ressionStateTests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Tests.testLocalVariableNested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ressionStateTests.testCo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StateTests.testOp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StateTests.testTyp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StateTests.testRootObjec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StateTests.testRootC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ressionStateTests.testPropertyA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